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Rate.1</text:p>
          </table:table-cell>
          <table:table-cell office:value-type="string">
            <text:p>Months</text:p>
          </table:table-cell>
          <table:table-cell office:value-type="string">
            <text:p>Cat.1</text:p>
          </table:table-cell>
          <table:table-cell office:value-type="string">
            <text:p>State</text:p>
          </table:table-cell>
        </table:table-row>
        <table:table-row table:style-name="ro1">
          <table:table-cell office:value-type="float" office:value="81174">
            <text:p>81174</text:p>
          </table:table-cell>
          <table:table-cell office:value-type="float" office:value="20000">
            <text:p>20000</text:p>
          </table:table-cell>
          <table:table-cell table:style-name="ce1" office:value-type="string">
            <text:p>8.90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SC</text:p>
          </table:table-cell>
        </table:table-row>
        <table:table-row table:style-name="ro1">
          <table:table-cell office:value-type="float" office:value="99592">
            <text:p>99592</text:p>
          </table:table-cell>
          <table:table-cell office:value-type="float" office:value="19200">
            <text:p>19200</text:p>
          </table:table-cell>
          <table:table-cell table:style-name="ce1" office:value-type="string">
            <text:p>12.12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TX</text:p>
          </table:table-cell>
        </table:table-row>
        <table:table-row table:style-name="ro1">
          <table:table-cell office:value-type="float" office:value="80059">
            <text:p>80059</text:p>
          </table:table-cell>
          <table:table-cell office:value-type="float" office:value="35000">
            <text:p>35000</text:p>
          </table:table-cell>
          <table:table-cell table:style-name="ce1" office:value-type="string">
            <text:p>21.98%</text:p>
          </table:table-cell>
          <table:table-cell office:value-type="string">
            <text:p>60 months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5825">
            <text:p>15825</text:p>
          </table:table-cell>
          <table:table-cell office:value-type="float" office:value="10000">
            <text:p>10000</text:p>
          </table:table-cell>
          <table:table-cell table:style-name="ce1" office:value-type="string">
            <text:p>9.99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KS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float" office:value="12000">
            <text:p>12000</text:p>
          </table:table-cell>
          <table:table-cell table:style-name="ce1" office:value-type="string">
            <text:p>11.71%</text:p>
          </table:table-cell>
          <table:table-cell office:value-type="string">
            <text:p>36 months</text:p>
          </table:table-cell>
          <table:table-cell office:value-type="string">
            <text:p>credit_card</text:p>
          </table:table-cell>
          <table:table-cell office:value-type="string">
            <text:p>NJ</text:p>
          </table:table-cell>
        </table:table-row>
        <table:table-row table:style-name="ro1">
          <table:table-cell office:value-type="float" office:value="62403">
            <text:p>62403</text:p>
          </table:table-cell>
          <table:table-cell office:value-type="float" office:value="6000">
            <text:p>6000</text:p>
          </table:table-cell>
          <table:table-cell table:style-name="ce1" office:value-type="string">
            <text:p>15.31%</text:p>
          </table:table-cell>
          <table:table-cell office:value-type="string">
            <text:p>36 months</text:p>
          </table:table-cell>
          <table:table-cell office:value-type="string">
            <text:p>other</text:p>
          </table:table-cell>
          <table:table-cell office:value-type="string">
            <text:p>CT</text:p>
          </table:table-cell>
        </table:table-row>
        <table:table-row table:style-name="ro1">
          <table:table-cell office:value-type="float" office:value="48808">
            <text:p>48808</text:p>
          </table:table-cell>
          <table:table-cell office:value-type="float" office:value="10000">
            <text:p>10000</text:p>
          </table:table-cell>
          <table:table-cell table:style-name="ce1" office:value-type="string">
            <text:p>7.90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float" office:value="22090">
            <text:p>22090</text:p>
          </table:table-cell>
          <table:table-cell office:value-type="float" office:value="33500">
            <text:p>33500</text:p>
          </table:table-cell>
          <table:table-cell table:style-name="ce1" office:value-type="string">
            <text:p>17.14%</text:p>
          </table:table-cell>
          <table:table-cell office:value-type="string">
            <text:p>60 months</text:p>
          </table:table-cell>
          <table:table-cell office:value-type="string">
            <text:p>credit_card</text:p>
          </table:table-cell>
          <table:table-cell office:value-type="string">
            <text:p>LA</text:p>
          </table:table-cell>
        </table:table-row>
        <table:table-row table:style-name="ro1">
          <table:table-cell office:value-type="float" office:value="76404">
            <text:p>76404</text:p>
          </table:table-cell>
          <table:table-cell office:value-type="float" office:value="14675">
            <text:p>14675</text:p>
          </table:table-cell>
          <table:table-cell table:style-name="ce1" office:value-type="string">
            <text:p>14.33%</text:p>
          </table:table-cell>
          <table:table-cell office:value-type="string">
            <text:p>36 months</text:p>
          </table:table-cell>
          <table:table-cell office:value-type="string">
            <text:p>credit_card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5867">
            <text:p>15867</text:p>
          </table:table-cell>
          <table:table-cell office:value-type="float" office:value="7000">
            <text:p>7000</text:p>
          </table:table-cell>
          <table:table-cell table:style-name="ce1" office:value-type="string">
            <text:p>6.91%</text:p>
          </table:table-cell>
          <table:table-cell office:value-type="string">
            <text:p>36 months</text:p>
          </table:table-cell>
          <table:table-cell office:value-type="string">
            <text:p>credit_card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94971">
            <text:p>94971</text:p>
          </table:table-cell>
          <table:table-cell office:value-type="float" office:value="2000">
            <text:p>2000</text:p>
          </table:table-cell>
          <table:table-cell table:style-name="ce1" office:value-type="string">
            <text:p>19.72%</text:p>
          </table:table-cell>
          <table:table-cell office:value-type="string">
            <text:p>36 months</text:p>
          </table:table-cell>
          <table:table-cell office:value-type="string">
            <text:p>moving</text:p>
          </table:table-cell>
          <table:table-cell office:value-type="string">
            <text:p>FL</text:p>
          </table:table-cell>
        </table:table-row>
        <table:table-row table:style-name="ro1">
          <table:table-cell office:value-type="float" office:value="36911">
            <text:p>36911</text:p>
          </table:table-cell>
          <table:table-cell office:value-type="float" office:value="10625">
            <text:p>10625</text:p>
          </table:table-cell>
          <table:table-cell table:style-name="ce1" office:value-type="string">
            <text:p>14.27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41200">
            <text:p>41200</text:p>
          </table:table-cell>
          <table:table-cell office:value-type="float" office:value="28000">
            <text:p>28000</text:p>
          </table:table-cell>
          <table:table-cell table:style-name="ce1" office:value-type="string">
            <text:p>21.67%</text:p>
          </table:table-cell>
          <table:table-cell office:value-type="string">
            <text:p>60 months</text:p>
          </table:table-cell>
          <table:table-cell office:value-type="string">
            <text:p>debt_consolidation</text:p>
          </table:table-cell>
          <table:table-cell office:value-type="string">
            <text:p>CT</text:p>
          </table:table-cell>
        </table:table-row>
        <table:table-row table:style-name="ro1">
          <table:table-cell office:value-type="float" office:value="83869">
            <text:p>83869</text:p>
          </table:table-cell>
          <table:table-cell office:value-type="float" office:value="35000">
            <text:p>35000</text:p>
          </table:table-cell>
          <table:table-cell table:style-name="ce1" office:value-type="string">
            <text:p>8.90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CT</text:p>
          </table:table-cell>
        </table:table-row>
        <table:table-row table:style-name="ro1">
          <table:table-cell office:value-type="float" office:value="53853">
            <text:p>53853</text:p>
          </table:table-cell>
          <table:table-cell office:value-type="float" office:value="9600">
            <text:p>9600</text:p>
          </table:table-cell>
          <table:table-cell table:style-name="ce1" office:value-type="string">
            <text:p>7.62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DC</text:p>
          </table:table-cell>
        </table:table-row>
        <table:table-row table:style-name="ro1">
          <table:table-cell office:value-type="float" office:value="21399">
            <text:p>21399</text:p>
          </table:table-cell>
          <table:table-cell office:value-type="float" office:value="25000">
            <text:p>25000</text:p>
          </table:table-cell>
          <table:table-cell table:style-name="ce1" office:value-type="string">
            <text:p>15.65%</text:p>
          </table:table-cell>
          <table:table-cell office:value-type="string">
            <text:p>60 months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62127">
            <text:p>62127</text:p>
          </table:table-cell>
          <table:table-cell office:value-type="float" office:value="10000">
            <text:p>10000</text:p>
          </table:table-cell>
          <table:table-cell table:style-name="ce1" office:value-type="string">
            <text:p>12.12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23446">
            <text:p>23446</text:p>
          </table:table-cell>
          <table:table-cell office:value-type="float" office:value="14000">
            <text:p>14000</text:p>
          </table:table-cell>
          <table:table-cell table:style-name="ce1" office:value-type="string">
            <text:p>10.37%</text:p>
          </table:table-cell>
          <table:table-cell office:value-type="string">
            <text:p>60 months</text:p>
          </table:table-cell>
          <table:table-cell office:value-type="string">
            <text:p>debt_consolidation</text:p>
          </table:table-cell>
          <table:table-cell office:value-type="string">
            <text:p>OH</text:p>
          </table:table-cell>
        </table:table-row>
        <table:table-row table:style-name="ro1">
          <table:table-cell office:value-type="float" office:value="44987">
            <text:p>44987</text:p>
          </table:table-cell>
          <table:table-cell office:value-type="float" office:value="10000">
            <text:p>10000</text:p>
          </table:table-cell>
          <table:table-cell table:style-name="ce1" office:value-type="string">
            <text:p>9.76%</text:p>
          </table:table-cell>
          <table:table-cell office:value-type="string">
            <text:p>36 months</text:p>
          </table:table-cell>
          <table:table-cell office:value-type="string">
            <text:p>credit_card</text:p>
          </table:table-cell>
          <table:table-cell office:value-type="string">
            <text:p>FL</text:p>
          </table:table-cell>
        </table:table-row>
        <table:table-row table:style-name="ro1">
          <table:table-cell office:value-type="float" office:value="17977">
            <text:p>17977</text:p>
          </table:table-cell>
          <table:table-cell office:value-type="float" office:value="5200">
            <text:p>5200</text:p>
          </table:table-cell>
          <table:table-cell table:style-name="ce1" office:value-type="string">
            <text:p>9.99%</text:p>
          </table:table-cell>
          <table:table-cell office:value-type="string">
            <text:p>60 months</text:p>
          </table:table-cell>
          <table:table-cell office:value-type="string">
            <text:p>debt_consolidation</text:p>
          </table:table-cell>
          <table:table-cell office:value-type="string">
            <text:p>AL</text:p>
          </table:table-cell>
        </table:table-row>
        <table:table-row table:style-name="ro1">
          <table:table-cell office:value-type="float" office:value="86099">
            <text:p>86099</text:p>
          </table:table-cell>
          <table:table-cell office:value-type="float" office:value="22000">
            <text:p>22000</text:p>
          </table:table-cell>
          <table:table-cell table:style-name="ce1" office:value-type="string">
            <text:p>21.98%</text:p>
          </table:table-cell>
          <table:table-cell office:value-type="string">
            <text:p>36 months</text:p>
          </table:table-cell>
          <table:table-cell office:value-type="string">
            <text:p>debt_consolidation</text:p>
          </table:table-cell>
          <table:table-cell office:value-type="string">
            <text:p>TX</text:p>
          </table:table-cell>
        </table:table-row>
        <table:table-row table:style-name="ro1" table:number-rows-repeated="2479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1046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Rate.1.Number</text:p>
          </table:table-cell>
          <table:table-cell office:value-type="string">
            <text:p>Months</text:p>
          </table:table-cell>
          <table:table-cell office:value-type="string">
            <text:p>Cat.1</text:p>
          </table:table-cell>
          <table:table-cell office:value-type="string">
            <text:p>State</text:p>
          </table:table-cell>
        </table:table-row>
        <table:table-row table:style-name="ro1">
          <table:table-cell office:value-type="float" office:value="81174">
            <text:p>81174</text:p>
          </table:table-cell>
          <table:table-cell office:value-type="float" office:value="20000">
            <text:p>20000</text:p>
          </table:table-cell>
          <table:table-cell table:formula="of:=LEFT([Sheet1.C2]; LEN([Sheet1.C2])-1)" office:value-type="string" office:string-value="8.90">
            <text:p>8.90</text:p>
          </table:table-cell>
          <table:table-cell table:formula="of:=LEFT([Sheet1.D2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SC</text:p>
          </table:table-cell>
        </table:table-row>
        <table:table-row table:style-name="ro1">
          <table:table-cell office:value-type="float" office:value="99592">
            <text:p>99592</text:p>
          </table:table-cell>
          <table:table-cell office:value-type="float" office:value="19200">
            <text:p>19200</text:p>
          </table:table-cell>
          <table:table-cell table:formula="of:=LEFT([Sheet1.C3]; LEN([Sheet1.C3])-1)" office:value-type="string" office:string-value="12.12">
            <text:p>12.12</text:p>
          </table:table-cell>
          <table:table-cell table:formula="of:=LEFT([Sheet1.D3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TX</text:p>
          </table:table-cell>
        </table:table-row>
        <table:table-row table:style-name="ro1">
          <table:table-cell office:value-type="float" office:value="80059">
            <text:p>80059</text:p>
          </table:table-cell>
          <table:table-cell office:value-type="float" office:value="35000">
            <text:p>35000</text:p>
          </table:table-cell>
          <table:table-cell table:formula="of:=LEFT([Sheet1.C4]; LEN([Sheet1.C4])-1)" office:value-type="string" office:string-value="21.98">
            <text:p>21.98</text:p>
          </table:table-cell>
          <table:table-cell table:formula="of:=LEFT([Sheet1.D4];2)" office:value-type="string" office:string-value="60">
            <text:p>60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5825">
            <text:p>15825</text:p>
          </table:table-cell>
          <table:table-cell office:value-type="float" office:value="10000">
            <text:p>10000</text:p>
          </table:table-cell>
          <table:table-cell table:formula="of:=LEFT([Sheet1.C5]; LEN([Sheet1.C5])-1)" office:value-type="string" office:string-value="9.99">
            <text:p>9.99</text:p>
          </table:table-cell>
          <table:table-cell table:formula="of:=LEFT([Sheet1.D5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KS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float" office:value="12000">
            <text:p>12000</text:p>
          </table:table-cell>
          <table:table-cell table:formula="of:=LEFT([Sheet1.C6]; LEN([Sheet1.C6])-1)" office:value-type="string" office:string-value="11.71">
            <text:p>11.71</text:p>
          </table:table-cell>
          <table:table-cell table:formula="of:=LEFT([Sheet1.D6];2)" office:value-type="string" office:string-value="36">
            <text:p>36</text:p>
          </table:table-cell>
          <table:table-cell office:value-type="string">
            <text:p>credit_card</text:p>
          </table:table-cell>
          <table:table-cell office:value-type="string">
            <text:p>NJ</text:p>
          </table:table-cell>
        </table:table-row>
        <table:table-row table:style-name="ro1">
          <table:table-cell office:value-type="float" office:value="62403">
            <text:p>62403</text:p>
          </table:table-cell>
          <table:table-cell office:value-type="float" office:value="6000">
            <text:p>6000</text:p>
          </table:table-cell>
          <table:table-cell table:formula="of:=LEFT([Sheet1.C7]; LEN([Sheet1.C7])-1)" office:value-type="string" office:string-value="15.31">
            <text:p>15.31</text:p>
          </table:table-cell>
          <table:table-cell table:formula="of:=LEFT([Sheet1.D7];2)" office:value-type="string" office:string-value="36">
            <text:p>36</text:p>
          </table:table-cell>
          <table:table-cell office:value-type="string">
            <text:p>other</text:p>
          </table:table-cell>
          <table:table-cell office:value-type="string">
            <text:p>CT</text:p>
          </table:table-cell>
        </table:table-row>
        <table:table-row table:style-name="ro1">
          <table:table-cell office:value-type="float" office:value="48808">
            <text:p>48808</text:p>
          </table:table-cell>
          <table:table-cell office:value-type="float" office:value="10000">
            <text:p>10000</text:p>
          </table:table-cell>
          <table:table-cell table:formula="of:=LEFT([Sheet1.C8]; LEN([Sheet1.C8])-1)" office:value-type="string" office:string-value="7.90">
            <text:p>7.90</text:p>
          </table:table-cell>
          <table:table-cell table:formula="of:=LEFT([Sheet1.D8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float" office:value="22090">
            <text:p>22090</text:p>
          </table:table-cell>
          <table:table-cell office:value-type="float" office:value="33500">
            <text:p>33500</text:p>
          </table:table-cell>
          <table:table-cell table:formula="of:=LEFT([Sheet1.C9]; LEN([Sheet1.C9])-1)" office:value-type="string" office:string-value="17.14">
            <text:p>17.14</text:p>
          </table:table-cell>
          <table:table-cell table:formula="of:=LEFT([Sheet1.D9];2)" office:value-type="string" office:string-value="60">
            <text:p>60</text:p>
          </table:table-cell>
          <table:table-cell office:value-type="string">
            <text:p>credit_card</text:p>
          </table:table-cell>
          <table:table-cell office:value-type="string">
            <text:p>LA</text:p>
          </table:table-cell>
        </table:table-row>
        <table:table-row table:style-name="ro1">
          <table:table-cell office:value-type="float" office:value="76404">
            <text:p>76404</text:p>
          </table:table-cell>
          <table:table-cell office:value-type="float" office:value="14675">
            <text:p>14675</text:p>
          </table:table-cell>
          <table:table-cell table:formula="of:=LEFT([Sheet1.C10]; LEN([Sheet1.C10])-1)" office:value-type="string" office:string-value="14.33">
            <text:p>14.33</text:p>
          </table:table-cell>
          <table:table-cell table:formula="of:=LEFT([Sheet1.D10];2)" office:value-type="string" office:string-value="36">
            <text:p>36</text:p>
          </table:table-cell>
          <table:table-cell office:value-type="string">
            <text:p>credit_card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5867">
            <text:p>15867</text:p>
          </table:table-cell>
          <table:table-cell office:value-type="float" office:value="7000">
            <text:p>7000</text:p>
          </table:table-cell>
          <table:table-cell table:formula="of:=LEFT([Sheet1.C11]; LEN([Sheet1.C11])-1)" office:value-type="string" office:string-value="6.91">
            <text:p>6.91</text:p>
          </table:table-cell>
          <table:table-cell table:formula="of:=LEFT([Sheet1.D11];2)" office:value-type="string" office:string-value="36">
            <text:p>36</text:p>
          </table:table-cell>
          <table:table-cell office:value-type="string">
            <text:p>credit_card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94971">
            <text:p>94971</text:p>
          </table:table-cell>
          <table:table-cell office:value-type="float" office:value="2000">
            <text:p>2000</text:p>
          </table:table-cell>
          <table:table-cell table:formula="of:=LEFT([Sheet1.C12]; LEN([Sheet1.C12])-1)" office:value-type="string" office:string-value="19.72">
            <text:p>19.72</text:p>
          </table:table-cell>
          <table:table-cell table:formula="of:=LEFT([Sheet1.D12];2)" office:value-type="string" office:string-value="36">
            <text:p>36</text:p>
          </table:table-cell>
          <table:table-cell office:value-type="string">
            <text:p>moving</text:p>
          </table:table-cell>
          <table:table-cell office:value-type="string">
            <text:p>FL</text:p>
          </table:table-cell>
        </table:table-row>
        <table:table-row table:style-name="ro1">
          <table:table-cell office:value-type="float" office:value="36911">
            <text:p>36911</text:p>
          </table:table-cell>
          <table:table-cell office:value-type="float" office:value="10625">
            <text:p>10625</text:p>
          </table:table-cell>
          <table:table-cell table:formula="of:=LEFT([Sheet1.C13]; LEN([Sheet1.C13])-1)" office:value-type="string" office:string-value="14.27">
            <text:p>14.27</text:p>
          </table:table-cell>
          <table:table-cell table:formula="of:=LEFT([Sheet1.D13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41200">
            <text:p>41200</text:p>
          </table:table-cell>
          <table:table-cell office:value-type="float" office:value="28000">
            <text:p>28000</text:p>
          </table:table-cell>
          <table:table-cell table:formula="of:=LEFT([Sheet1.C14]; LEN([Sheet1.C14])-1)" office:value-type="string" office:string-value="21.67">
            <text:p>21.67</text:p>
          </table:table-cell>
          <table:table-cell table:formula="of:=LEFT([Sheet1.D14];2)" office:value-type="string" office:string-value="60">
            <text:p>60</text:p>
          </table:table-cell>
          <table:table-cell office:value-type="string">
            <text:p>debt_consolidation</text:p>
          </table:table-cell>
          <table:table-cell office:value-type="string">
            <text:p>CT</text:p>
          </table:table-cell>
        </table:table-row>
        <table:table-row table:style-name="ro1">
          <table:table-cell office:value-type="float" office:value="83869">
            <text:p>83869</text:p>
          </table:table-cell>
          <table:table-cell office:value-type="float" office:value="35000">
            <text:p>35000</text:p>
          </table:table-cell>
          <table:table-cell table:formula="of:=LEFT([Sheet1.C15]; LEN([Sheet1.C15])-1)" office:value-type="string" office:string-value="8.90">
            <text:p>8.90</text:p>
          </table:table-cell>
          <table:table-cell table:formula="of:=LEFT([Sheet1.D15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CT</text:p>
          </table:table-cell>
        </table:table-row>
        <table:table-row table:style-name="ro1">
          <table:table-cell office:value-type="float" office:value="53853">
            <text:p>53853</text:p>
          </table:table-cell>
          <table:table-cell office:value-type="float" office:value="9600">
            <text:p>9600</text:p>
          </table:table-cell>
          <table:table-cell table:formula="of:=LEFT([Sheet1.C16]; LEN([Sheet1.C16])-1)" office:value-type="string" office:string-value="7.62">
            <text:p>7.62</text:p>
          </table:table-cell>
          <table:table-cell table:formula="of:=LEFT([Sheet1.D16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DC</text:p>
          </table:table-cell>
        </table:table-row>
        <table:table-row table:style-name="ro1">
          <table:table-cell office:value-type="float" office:value="21399">
            <text:p>21399</text:p>
          </table:table-cell>
          <table:table-cell office:value-type="float" office:value="25000">
            <text:p>25000</text:p>
          </table:table-cell>
          <table:table-cell table:formula="of:=LEFT([Sheet1.C17]; LEN([Sheet1.C17])-1)" office:value-type="string" office:string-value="15.65">
            <text:p>15.65</text:p>
          </table:table-cell>
          <table:table-cell table:formula="of:=LEFT([Sheet1.D17];2)" office:value-type="string" office:string-value="60">
            <text:p>60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62127">
            <text:p>62127</text:p>
          </table:table-cell>
          <table:table-cell office:value-type="float" office:value="10000">
            <text:p>10000</text:p>
          </table:table-cell>
          <table:table-cell table:formula="of:=LEFT([Sheet1.C18]; LEN([Sheet1.C18])-1)" office:value-type="string" office:string-value="12.12">
            <text:p>12.12</text:p>
          </table:table-cell>
          <table:table-cell table:formula="of:=LEFT([Sheet1.D18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23446">
            <text:p>23446</text:p>
          </table:table-cell>
          <table:table-cell office:value-type="float" office:value="14000">
            <text:p>14000</text:p>
          </table:table-cell>
          <table:table-cell table:formula="of:=LEFT([Sheet1.C19]; LEN([Sheet1.C19])-1)" office:value-type="string" office:string-value="10.37">
            <text:p>10.37</text:p>
          </table:table-cell>
          <table:table-cell table:formula="of:=LEFT([Sheet1.D19];2)" office:value-type="string" office:string-value="60">
            <text:p>60</text:p>
          </table:table-cell>
          <table:table-cell office:value-type="string">
            <text:p>debt_consolidation</text:p>
          </table:table-cell>
          <table:table-cell office:value-type="string">
            <text:p>OH</text:p>
          </table:table-cell>
        </table:table-row>
        <table:table-row table:style-name="ro1">
          <table:table-cell office:value-type="float" office:value="44987">
            <text:p>44987</text:p>
          </table:table-cell>
          <table:table-cell office:value-type="float" office:value="10000">
            <text:p>10000</text:p>
          </table:table-cell>
          <table:table-cell table:formula="of:=LEFT([Sheet1.C20]; LEN([Sheet1.C20])-1)" office:value-type="string" office:string-value="9.76">
            <text:p>9.76</text:p>
          </table:table-cell>
          <table:table-cell table:formula="of:=LEFT([Sheet1.D20];2)" office:value-type="string" office:string-value="36">
            <text:p>36</text:p>
          </table:table-cell>
          <table:table-cell office:value-type="string">
            <text:p>credit_card</text:p>
          </table:table-cell>
          <table:table-cell office:value-type="string">
            <text:p>FL</text:p>
          </table:table-cell>
        </table:table-row>
        <table:table-row table:style-name="ro1">
          <table:table-cell office:value-type="float" office:value="17977">
            <text:p>17977</text:p>
          </table:table-cell>
          <table:table-cell office:value-type="float" office:value="5200">
            <text:p>5200</text:p>
          </table:table-cell>
          <table:table-cell table:formula="of:=LEFT([Sheet1.C21]; LEN([Sheet1.C21])-1)" office:value-type="string" office:string-value="9.99">
            <text:p>9.99</text:p>
          </table:table-cell>
          <table:table-cell table:formula="of:=LEFT([Sheet1.D21];2)" office:value-type="string" office:string-value="60">
            <text:p>60</text:p>
          </table:table-cell>
          <table:table-cell office:value-type="string">
            <text:p>debt_consolidation</text:p>
          </table:table-cell>
          <table:table-cell office:value-type="string">
            <text:p>AL</text:p>
          </table:table-cell>
        </table:table-row>
        <table:table-row table:style-name="ro1">
          <table:table-cell office:value-type="float" office:value="86099">
            <text:p>86099</text:p>
          </table:table-cell>
          <table:table-cell office:value-type="float" office:value="22000">
            <text:p>22000</text:p>
          </table:table-cell>
          <table:table-cell table:formula="of:=LEFT([Sheet1.C22]; LEN([Sheet1.C22])-1)" office:value-type="string" office:string-value="21.98">
            <text:p>21.98</text:p>
          </table:table-cell>
          <table:table-cell table:formula="of:=LEFT([Sheet1.D22];2)" office:value-type="string" office:string-value="36">
            <text:p>36</text:p>
          </table:table-cell>
          <table:table-cell office:value-type="string">
            <text:p>debt_consolidation</text:p>
          </table:table-cell>
          <table:table-cell office:value-type="string">
            <text:p>TX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3T14:07:03</dc:date>
    <dc:creator>Daniel Rodriguez</dc:creator>
    <meta:generator>LibreOffice/4.0.0.3$Linux_X86_64 LibreOffice_project/7545bee9c2a0782548772a21bc84a9dcc583b89</meta:generator>
    <meta:editing-duration>P0D</meta:editing-duration>
    <meta:editing-cycles>1</meta:editing-cycles>
    <meta:document-statistic meta:table-count="2" meta:cell-count="285" meta:object-count="0"/>
  </office:meta>
</office:document-meta>
</file>